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Introduzione a PARCMAN Project</text:h>
      <text:p text:style-name="Standard">PARCMAN Project, si propone come un software per realizzare una rete “peer-to-peer” per la condivisione di file tra utenti.</text:p>
      <text:h text:style-name="Heading_20_2" text:outline-level="2">Utilizzo del software</text:h>
      <text:p text:style-name="Standard">L'uso di PARCMAN è possibile tramite una shell creata ad-hoc che permettere all'utente di condividere una lista di files ed effettuare ricerche nella lista globale, presente sul server di lista.</text:p>
      <text:p text:style-name="Standard">Una volta che l'utente ha ottenuto una copia del client, per accedere alla rete e creare una lista di files da condividere, deve registrarsi; una volta ottenute le credenziali di accesso è possibile condividere una cartella chiamata ParcmanShare dove è possibile inserire files e altre cartelle che saranno automaticamente inserite in una lista che sarà inviata tramite il ParcmanAgent al server di lista che si occuperà di renderla pubblica a tutti i partecipanti connessi (previa interrogazione del server di lista).</text:p>
      <text:h text:style-name="Heading_20_2" text:outline-level="2">Classi e metodi di PARCMAN Project</text:h>
      <text:p text:style-name="Standard"/>
      <text:h text:style-name="Heading_20_2" text:outline-level="2">Interfacce dei servers</text:h>
      <text:p text:style-name="Standard"/>
      <text:h text:style-name="Heading_20_2" text:outline-level="2">Grafico delle classi e relative interazioni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1-08T11:43:21</meta:creation-date>
    <dc:date>2008-11-08T13:14:39</dc:date>
    <meta:editing-duration>PT01H15M59S</meta:editing-duration>
    <meta:editing-cycles>11</meta:editing-cycles>
    <meta:generator>OpenOffice.org/3.0$Unix OpenOffice.org_project/300m9$Build-9358</meta:generator>
    <meta:document-statistic meta:table-count="0" meta:image-count="0" meta:object-count="0" meta:page-count="1" meta:paragraph-count="8" meta:word-count="152" meta:character-count="985"/>
    <meta:user-defined meta:name="Info 1"/>
    <meta:user-defined meta:name="Info 2"/>
    <meta:user-defined meta:name="Info 3"/>
    <meta:user-defined meta:name="Info 4"/>
  </office:meta>
</office:document-meta>
</file>